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OpenTRV Code Stack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Outline 2018/02</text:span></text:p>
          </draw:text-box>
        </draw:frame>
        <draw:custom-shape draw:name="Shape 56" draw:style-name="gr1" draw:text-style-name="P5" draw:layer="layout" svg:width="3.782cm" svg:height="0.715cm" svg:x="20.752cm" svg:y="11.884cm">
          <text:p text:style-name="P4"><text:span text:style-name="T3">DHD20180213 V0.1</text:span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OpenTRV Code Structure" draw:style-name="dp1" draw:master-page-name="TITLE_5f_AND_5f_BODY" presentation:presentation-page-layout-name="AL2T1">
        <draw:frame draw:name="Shape 6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Basic OpenTRV Code Structure</text:span></text:p>
          </draw:text-box>
        </draw:frame>
        <draw:frame draw:name="Shape 62" presentation:style-name="pr5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Shape 63" draw:style-name="gr3" draw:text-style-name="P5" draw:layer="layout" svg:width="5.008cm" svg:height="0.28cm" svg:x="1.048cm" svg:y="12.319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4" draw:text-style-name="P10" draw:layer="layout" svg:width="14.082cm" svg:height="2.095cm" svg:x="6.518cm" svg:y="3.783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4" draw:text-style-name="P10" draw:layer="layout" svg:width="14.082cm" svg:height="5.123cm" svg:x="6.518cm" svg:y="6.096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4" draw:text-style-name="P10" draw:layer="layout" svg:width="14.082cm" svg:height="1.162cm" svg:x="6.518cm" svg:y="11.437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1" draw:text-style-name="P5" draw:layer="layout" svg:width="13.571cm" svg:height="0.612cm" svg:x="6.773cm" svg:y="11.706cm">
          <text:p text:style-name="P7"><text:span text:style-name="T5">MCU, GPIO, sensors, e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1" draw:text-style-name="P5" draw:layer="layout" svg:width="13.571cm" svg:height="0.612cm" svg:x="6.773cm" svg:y="4.155cm">
          <text:p text:style-name="P7"><text:span text:style-name="T5">Device declarations, custom + glue logic, sleep loop, polling, stats coll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1" draw:text-style-name="P5" draw:layer="layout" svg:width="5.008cm" svg:height="2.095cm" svg:x="0.997cm" svg:y="6.415cm">
          <text:p text:style-name="P7"><text:span text:style-name="T5">OTRadioLink repo</text:span></text:p>
          <text:p text:style-name="P7"><text:span text:style-name="T5">(contains several sub-librari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1" draw:text-style-name="P5" draw:layer="layout" svg:width="5.008cm" svg:height="1.06cm" svg:x="0.997cm" svg:y="11.412cm">
          <text:p text:style-name="P7"><text:span text:style-name="T5">Hard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1" draw:text-style-name="P5" draw:layer="layout" svg:width="5.008cm" svg:height="2.095cm" svg:x="0.997cm" svg:y="3.785cm">
          <text:p text:style-name="P7"><text:span text:style-name="T5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1" draw:text-style-name="P5" draw:layer="layout" svg:width="13.571cm" svg:height="4.478cm" svg:x="6.773cm" svg:y="6.416cm">
          <text:list text:style-name="L5">
            <text:list-item>
              <text:p text:style-name="P11"><text:span text:style-name="T5">Valve support (eg abstract model)</text:span></text:p>
            </text:list-item>
            <text:list-item>
              <text:p text:style-name="P11"><text:span text:style-name="T5">Sensor and actuator support</text:span></text:p>
            </text:list-item>
            <text:list-item>
              <text:p text:style-name="P11"><text:span text:style-name="T5">Radios</text:span></text:p>
            </text:list-item>
            <text:list-item>
              <text:p text:style-name="P11"><text:span text:style-name="T5">Base (eg RTC, sleep and timing support)</text:span></text:p>
            </text:list-item>
            <text:list-item>
              <text:p text:style-name="P11"><text:span text:style-name="T5">Config and h/w setup suppor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/>
        <officeooo:annotation svg:x="1.587cm" svg:y="6.348cm">
          <dc:creator>Deniz Erbilgin</dc:creator>
          <dc:date>2018-02-13T11:45:23.145000000</dc:date>
          <text:p>repo contains several libraries</text:p>
        </officeooo:annotation>
      </draw:page>
      <draw:page draw:name="Valve Abstraction / Stack" draw:style-name="dp1" draw:master-page-name="TITLE_5f_AND_5f_BODY" presentation:presentation-page-layout-name="AL2T1">
        <draw:frame draw:name="Shape 7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Valve Abstraction / Stack</text:span></text:p>
          </draw:text-box>
        </draw:frame>
        <draw:frame draw:name="Shape 7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6">C++ class </text:span><text:span text:style-name="T7">AbstractRadValve</text:span><text:span text:style-name="T6"> (and thus an Actuator) is given a target between 0% and 100% open. <text:s/>The % open figure is also sent to any boiler controller listening, and a &gt;= 50% value is construed as a call for heat by the boiler.</text:span></text:p>
            <text:p text:style-name="P12"><text:span text:style-name="T6">Typical layered model in code:</text:span></text:p>
            <text:list text:style-name="L8">
              <text:list-item>
                <text:p text:style-name="P12"><text:span text:style-name="T6">Model to compute target temperature given occupancy and room history</text:span></text:p>
              </text:list-item>
              <text:list-item>
                <text:p text:style-name="P7"><text:span text:style-name="T6">Model to compute % open given target and current temperatures</text:span></text:p>
              </text:list-item>
              <text:list-item>
                <text:p text:style-name="P7"><text:span text:style-name="T6">Driver for (eg) brushed motor with end-stop feedback</text:span></text:p>
              </text:list-item>
              <text:list-item>
                <text:p text:style-name="P7"><text:span text:style-name="T6">Low level h/w driver controls power to motor via H-bridge(s)</text:span></text:p>
              </text:list-item>
            </text:list>
            <text:p text:style-name="P13"><text:span text:style-name="T6"/></text:p>
          </draw:text-box>
        </draw:frame>
        <presentation:notes draw:style-name="dp2">
          <draw:page-thumbnail draw:name="Shape 74" draw:style-name="gr2" draw:layer="layout" svg:width="16.932cm" svg:height="9.524cm" svg:x="1.059cm" svg:y="1.905cm" draw:page-number="3" presentation:class="page"/>
          <draw:frame draw:name="Shape 7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9"/>
    <meta:generator>LibreOfficeDev/5.1.0.3$Linux_X86_64 LibreOffice_project/</meta:generator>
  </office:meta>
</office:document-meta>
</file>